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fo:language="en" fo:country="US" style:font-size-asian="14pt" style:language-asian="zxx" style:country-asian="none" style:font-size-complex="14pt" style:language-complex="zxx" style:country-complex="none"/>
    </style:style>
    <style:style style:name="P2" style:family="paragraph" style:parent-style-name="Standard">
      <style:paragraph-properties fo:text-align="center" style:justify-single-word="false"/>
      <style:text-properties style:font-name="Arial" fo:font-size="12pt" fo:language="en" fo:country="US" style:font-size-asian="12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fo:language="en" fo:country="US" style:font-size-asian="12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ext-properties style:font-name="Comic Sans MS" fo:font-size="12pt" fo:language="en" fo:country="US" style:font-size-asian="12pt" style:language-asian="zxx" style:country-asian="none" style:font-size-complex="12pt" style:language-complex="zxx" style:country-complex="none"/>
    </style:style>
    <style:style style:name="P5" style:family="paragraph" style:parent-style-name="Standard">
      <style:paragraph-properties fo:text-align="start" style:justify-single-word="false"/>
      <style:text-properties style:font-name="Times New Roman" fo:font-size="12pt" fo:language="en" fo:country="US" style:font-size-asian="12pt" style:language-asian="zxx" style:country-asian="none" style:font-size-complex="12pt" style:language-complex="zxx" style:country-complex="none"/>
    </style:style>
    <style:style style:name="P6" style:family="paragraph" style:parent-style-name="Heading_20_1">
      <style:text-properties style:font-name="Times New Roman"/>
    </style:style>
    <style:style style:name="P7" style:family="paragraph" style:parent-style-name="Heading_20_1">
      <style:paragraph-properties fo:text-align="center" style:justify-single-word="false"/>
    </style:style>
    <style:style style:name="P8" style:family="paragraph" style:parent-style-name="Text_20_body">
      <style:text-properties style:font-name="Times New Roman"/>
    </style:style>
    <style:style style:name="T1" style:family="text">
      <style:text-properties style:font-name="Arial"/>
    </style:style>
    <style:style style:name="T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1">Weather System Quickstart</text:h>
      <text:p text:style-name="P2">by omggom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text:soft-page-break/></text:p>
      <text:p text:style-name="P5">WARNING: The Weather System only works for CRYENGINE Free SDK versions 3.4.4 and 3.4.5 ! I will not upgrade until CE EaaS.</text:p>
      <text:h text:style-name="Heading_20_2" text:outline-level="2">Terminology</text:h>
      <text:p text:style-name="P5">&lt;CERoot&gt; refers to where you have unzipped you CRYENGINE Free SDK to.</text:p>
      <text:p text:style-name="P5">&lt;WSName&gt; is the name of an existing weather situation (e.g. “Sample”, as defined in <text:tab/><text:tab/><text:tab/>weatherSample.xml)</text:p>
      <text:p text:style-name="P5"/>
      <text:h text:style-name="Heading_20_2" text:outline-level="2">Installing</text:h>
      <text:p text:style-name="P5">You need hendrikp's Plugin Manager installed and working for the weather system to be usable. </text:p>
      <text:p text:style-name="P5">First get the plugin from github (easiest way is to </text:p>
      <text:p text:style-name="P4"><text:span text:style-name="T2">“git clone </text:span><text:a xlink:type="simple" xlink:href="https://github.com/omggomb/Plugin_WeatherSystem.git"><text:span text:style-name="T2">https://github.com/omggomb/Plugin_WeatherSystem.git</text:span></text:a><text:span text:style-name="T2">” inside your “&lt;CERoot&gt;\Code\“ folder). Now open “&lt;CERoot&gt;/Code/Plugin_WeatherSystem/project/WeatherSystem.vcxproj” and compile the plugin for 32bit and 64bit.</text:span></text:p>
      <text:p text:style-name="P5"/>
      <text:p text:style-name="P5">Now copy the contents of “&lt;CERoot&gt;\Code\Plugin_WeatherSystem\Sample\” into “&lt;CERoot&gt;\Game\Libs\WeatherSystem\SituationDefinitions\”</text:p>
      <text:p text:style-name="P5"/>
      <text:h text:style-name="Heading_20_2" text:outline-level="2">Quick overview</text:h>
      <text:p text:style-name="P5">Think of the weather as being a followup of different weather phenomenons (e.g. rain, stormy weather, snow etc.). This is how the weather system works. The level designer or artist defines different weather situations using XML markup language and the weather system takes care of applying the specified parameters for a situation inside the game world. These weather situations are given a definable amount of time until the next situation becomes active, and each situation can be further restricted in its application. </text:p>
      <text:p text:style-name="P5">For a complete overview, please see “&lt;CERoot&gt;/Code/Plugin_WeatherSystem/Sample/weatherSample.xml”</text:p>
      <text:p text:style-name="P5"/>
      <text:p text:style-name="P5">Note that there can only be one situation per file. Every situation must reside inside “&lt;CERoot&gt;/Game/Libs/WeatherSystem/SituationDefinitions/” and must be added to the list of files inside “&lt;CERoot&gt;/Game/Libs/WeatherSystem/SituationDefinitions/files.txt”.</text:p>
      <text:p text:style-name="P5"/>
      <text:h text:style-name="Heading_20_2" text:outline-level="2">Using the weather system</text:h>
      <text:p text:style-name="P8">Activate the weather system by the console command "ws_weatherSystemActive 1" or by using the FlowGraph node "WeatherSystem:WeatherSystem". </text:p>
      <text:p text:style-name="P8">Now spawn a new situation by calling "WSForceSituaion &lt;WSName&gt;" or by using the FlowGraph node "WeatherSystem:ForceSituation". </text:p>
      <text:p text:style-name="P8">From now on the weather system will alter between applicable weather situations based on their defined parameters. </text:p>
      <text:p text:style-name="P8">For a complete documentation of the console command and FlowGraph nodes please refer to readme.md</text:p>
      <text:p text:style-name="P8">To test the system type "WSForceSituation Sample". If you copied the sample definition it should now start to snow in your level.</text:p>
      <text:h text:style-name="P6" text:outline-level="1"><text:soft-page-break/><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6S</meta:editing-duration>
    <meta:editing-cycles>7</meta:editing-cycles>
    <meta:generator>OpenOffice/4.0.1$Win32 OpenOffice.org_project/401m5$Build-9714</meta:generator>
    <dc:date>2014-04-18T14:58:26.66</dc:date>
    <meta:document-statistic meta:table-count="0" meta:image-count="0" meta:object-count="0" meta:page-count="3" meta:paragraph-count="22" meta:word-count="317" meta:character-count="2372"/>
    <meta:user-defined meta:name="Info 1"/>
    <meta:user-defined meta:name="Info 2"/>
    <meta:user-defined meta:name="Info 3"/>
    <meta:user-defined meta:name="Info 4"/>
  </office:meta>
</office:document-meta>
</file>